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ViewTests.testSimpleTransformWith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ViewTests.assertHtmlOutput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ltViewTests.testContentTypeCarriedFrom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ltViewTests.testModelParametersCarriedAcro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ltViewTests.testWithSour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ltViewTests.testSimpleTransformWith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ltViewTests.testStaticAttributesCarriedAcro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ltViewTests.withNo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ltViewTests.doTestWithModel( Map &lt; String , Object &gt;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ltViewTests.testSimpleTransformWith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ViewTests.testSimpleTransformWith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ViewTests.simpleTransformWith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ltViewTests.withou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ltViewTests.testSimpleTransformWith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ltViewTests.getXsltView( String templa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ltViewTests.getDom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ViewTests.getProductDat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ViewTests.assertRowElement( Element elem , String id , String name , String pr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